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4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77.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12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sensusTime1-" table:style-name="ta1">
        <table:shapes>
          <draw:frame draw:z-index="0" draw:style-name="gr1" draw:text-style-name="P1" svg:width="453.51pt" svg:height="255.09pt" svg:x="34.7pt" svg:y="860.94pt">
            <loext:p draw:notify-on-update-of-ranges="'ConsensusTime1-'.C1:'ConsensusTime1-'.C1 'ConsensusTime1-'.C2:'ConsensusTime1-'.C49 'ConsensusTime1-'.D1:'ConsensusTime1-'.D1 'ConsensusTime1-'.D2:'ConsensusTime1-'.D49 'ConsensusTime1-'.E1:'ConsensusTime1-'.E1 'ConsensusTime1-'.E2:'ConsensusTime1-'.E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ConTimeInSec</text:p>
          </table:table-cell>
          <table:table-cell office:value-type="string" calcext:value-type="string">
            <text:p>Post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End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1285" calcext:value-type="float">
            <text:p>2211285</text:p>
          </table:table-cell>
          <table:table-cell office:value-type="float" office:value="0" calcext:value-type="float">
            <text:p>0</text:p>
          </table:table-cell>
          <table:table-cell table:formula="of:=[.B2]/1000000000" office:value-type="float" office:value="0.002211285" calcext:value-type="float">
            <text:p>0.002211285</text:p>
          </table:table-cell>
          <table:table-cell office:value-type="float" office:value="0.572977001" calcext:value-type="float">
            <text:p>0.572977001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1.53066251319321E+018" calcext:value-type="float">
            <text:p>1.53066251319321E+018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1629037" calcext:value-type="float">
            <text:p>601629037</text:p>
          </table:table-cell>
          <table:table-cell table:formula="of:=[.F3]-[.E3]-[.D3]" office:value-type="float" office:value="0.816851585" calcext:value-type="float">
            <text:p>0.816851585</text:p>
          </table:table-cell>
          <table:table-cell table:formula="of:=[.B3]/1000000000" office:value-type="float" office:value="0.601629037" calcext:value-type="float">
            <text:p>0.601629037</text:p>
          </table:table-cell>
          <table:table-cell office:value-type="float" office:value="0.51490997" calcext:value-type="float">
            <text:p>0.51490997</text:p>
          </table:table-cell>
          <table:table-cell table:formula="of:=([.H3]-[.H2])/1000000000" office:value-type="float" office:value="1.933390592" calcext:value-type="float">
            <text:p>1.933390592</text:p>
          </table:table-cell>
          <table:table-cell office:value-type="float" office:value="472" calcext:value-type="float">
            <text:p>472</text:p>
          </table:table-cell>
          <table:table-cell office:value-type="float" office:value="1.5306625151266E+018" calcext:value-type="float">
            <text:p>1.5306625151266E+0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23623479" calcext:value-type="float">
            <text:p>2623623479</text:p>
          </table:table-cell>
          <table:table-cell table:formula="of:=[.F4]-[.E4]-[.D4]" office:value-type="float" office:value="0.671786064" calcext:value-type="float">
            <text:p>0.671786064</text:p>
          </table:table-cell>
          <table:table-cell table:formula="of:=[.B4]/1000000000" office:value-type="float" office:value="2.623623479" calcext:value-type="float">
            <text:p>2.623623479</text:p>
          </table:table-cell>
          <table:table-cell office:value-type="float" office:value="0.623949689" calcext:value-type="float">
            <text:p>0.623949689</text:p>
          </table:table-cell>
          <table:table-cell table:formula="of:=([.H4]-[.H3])/1000000000" office:value-type="float" office:value="3.919359232" calcext:value-type="float">
            <text:p>3.919359232</text:p>
          </table:table-cell>
          <table:table-cell office:value-type="float" office:value="472" calcext:value-type="float">
            <text:p>472</text:p>
          </table:table-cell>
          <table:table-cell office:value-type="float" office:value="1.53066251904596E+018" calcext:value-type="float">
            <text:p>1.53066251904596E+0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29229" calcext:value-type="float">
            <text:p>6129229</text:p>
          </table:table-cell>
          <table:table-cell table:formula="of:=[.F5]-[.E5]-[.D5]" office:value-type="float" office:value="3.150150275" calcext:value-type="float">
            <text:p>3.150150275</text:p>
          </table:table-cell>
          <table:table-cell table:formula="of:=[.B5]/1000000000" office:value-type="float" office:value="0.006129229" calcext:value-type="float">
            <text:p>0.006129229</text:p>
          </table:table-cell>
          <table:table-cell office:value-type="float" office:value="0.718716464" calcext:value-type="float">
            <text:p>0.718716464</text:p>
          </table:table-cell>
          <table:table-cell table:formula="of:=([.H5]-[.H4])/1000000000" office:value-type="float" office:value="3.874995968" calcext:value-type="float">
            <text:p>3.874995968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2292095E+018" calcext:value-type="float">
            <text:p>1.53066252292095E+0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7834517" calcext:value-type="float">
            <text:p>2507834517</text:p>
          </table:table-cell>
          <table:table-cell table:formula="of:=[.F6]-[.E6]-[.D6]" office:value-type="float" office:value="0.618188699" calcext:value-type="float">
            <text:p>0.618188699</text:p>
          </table:table-cell>
          <table:table-cell table:formula="of:=[.B6]/1000000000" office:value-type="float" office:value="2.507834517" calcext:value-type="float">
            <text:p>2.507834517</text:p>
          </table:table-cell>
          <table:table-cell office:value-type="float" office:value="1.181841616" calcext:value-type="float">
            <text:p>1.181841616</text:p>
          </table:table-cell>
          <table:table-cell table:formula="of:=([.H6]-[.H5])/1000000000" office:value-type="float" office:value="4.307864832" calcext:value-type="float">
            <text:p>4.307864832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2722882E+018" calcext:value-type="float">
            <text:p>1.53066252722882E+0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12620515" calcext:value-type="float">
            <text:p>2312620515</text:p>
          </table:table-cell>
          <table:table-cell table:formula="of:=[.F7]-[.E7]-[.D7]" office:value-type="float" office:value="0.862990416000001" calcext:value-type="float">
            <text:p>0.862990416000001</text:p>
          </table:table-cell>
          <table:table-cell table:formula="of:=[.B7]/1000000000" office:value-type="float" office:value="2.312620515" calcext:value-type="float">
            <text:p>2.312620515</text:p>
          </table:table-cell>
          <table:table-cell office:value-type="float" office:value="1.036197325" calcext:value-type="float">
            <text:p>1.036197325</text:p>
          </table:table-cell>
          <table:table-cell table:formula="of:=([.H7]-[.H6])/1000000000" office:value-type="float" office:value="4.211808256" calcext:value-type="float">
            <text:p>4.211808256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3144063E+018" calcext:value-type="float">
            <text:p>1.53066253144063E+0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43980003" calcext:value-type="float">
            <text:p>2143980003</text:p>
          </table:table-cell>
          <table:table-cell table:formula="of:=[.F8]-[.E8]-[.D8]" office:value-type="float" office:value="1.706476808" calcext:value-type="float">
            <text:p>1.706476808</text:p>
          </table:table-cell>
          <table:table-cell table:formula="of:=[.B8]/1000000000" office:value-type="float" office:value="2.143980003" calcext:value-type="float">
            <text:p>2.143980003</text:p>
          </table:table-cell>
          <table:table-cell office:value-type="float" office:value="1.103556373" calcext:value-type="float">
            <text:p>1.103556373</text:p>
          </table:table-cell>
          <table:table-cell table:formula="of:=([.H8]-[.H7])/1000000000" office:value-type="float" office:value="4.954013184" calcext:value-type="float">
            <text:p>4.954013184</text:p>
          </table:table-cell>
          <table:table-cell office:value-type="float" office:value="473" calcext:value-type="float">
            <text:p>473</text:p>
          </table:table-cell>
          <table:table-cell office:value-type="float" office:value="1.53066253639464E+018" calcext:value-type="float">
            <text:p>1.53066253639464E+0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6684749" calcext:value-type="float">
            <text:p>2106684749</text:p>
          </table:table-cell>
          <table:table-cell table:formula="of:=[.F9]-[.E9]-[.D9]" office:value-type="float" office:value="-0.15040144" calcext:value-type="float">
            <text:p>-0.15040144</text:p>
          </table:table-cell>
          <table:table-cell table:formula="of:=[.B9]/1000000000" office:value-type="float" office:value="2.106684749" calcext:value-type="float">
            <text:p>2.106684749</text:p>
          </table:table-cell>
          <table:table-cell office:value-type="float" office:value="1.627595603" calcext:value-type="float">
            <text:p>1.627595603</text:p>
          </table:table-cell>
          <table:table-cell table:formula="of:=([.H9]-[.H8])/1000000000" office:value-type="float" office:value="3.583878912" calcext:value-type="float">
            <text:p>3.583878912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3997852E+018" calcext:value-type="float">
            <text:p>1.53066253997852E+0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4452528" calcext:value-type="float">
            <text:p>204452528</text:p>
          </table:table-cell>
          <table:table-cell table:formula="of:=[.F10]-[.E10]-[.D10]" office:value-type="float" office:value="1.183344093" calcext:value-type="float">
            <text:p>1.183344093</text:p>
          </table:table-cell>
          <table:table-cell table:formula="of:=[.B10]/1000000000" office:value-type="float" office:value="0.204452528" calcext:value-type="float">
            <text:p>0.204452528</text:p>
          </table:table-cell>
          <table:table-cell office:value-type="float" office:value="1.638546803" calcext:value-type="float">
            <text:p>1.638546803</text:p>
          </table:table-cell>
          <table:table-cell table:formula="of:=([.H10]-[.H9])/1000000000" office:value-type="float" office:value="3.026343424" calcext:value-type="float">
            <text:p>3.026343424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4300486E+018" calcext:value-type="float">
            <text:p>1.53066254300486E+0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5849734" calcext:value-type="float">
            <text:p>2255849734</text:p>
          </table:table-cell>
          <table:table-cell table:formula="of:=[.F11]-[.E11]-[.D11]" office:value-type="float" office:value="1.181465503" calcext:value-type="float">
            <text:p>1.181465503</text:p>
          </table:table-cell>
          <table:table-cell table:formula="of:=[.B11]/1000000000" office:value-type="float" office:value="2.255849734" calcext:value-type="float">
            <text:p>2.255849734</text:p>
          </table:table-cell>
          <table:table-cell office:value-type="float" office:value="2.270661467" calcext:value-type="float">
            <text:p>2.270661467</text:p>
          </table:table-cell>
          <table:table-cell table:formula="of:=([.H11]-[.H10])/1000000000" office:value-type="float" office:value="5.707976704" calcext:value-type="float">
            <text:p>5.707976704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4871284E+018" calcext:value-type="float">
            <text:p>1.53066254871284E+0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1246108" calcext:value-type="float">
            <text:p>501246108</text:p>
          </table:table-cell>
          <table:table-cell table:formula="of:=[.F12]-[.E12]-[.D12]" office:value-type="float" office:value="1.580046091" calcext:value-type="float">
            <text:p>1.580046091</text:p>
          </table:table-cell>
          <table:table-cell table:formula="of:=[.B12]/1000000000" office:value-type="float" office:value="0.501246108" calcext:value-type="float">
            <text:p>0.501246108</text:p>
          </table:table-cell>
          <table:table-cell office:value-type="float" office:value="2.404368217" calcext:value-type="float">
            <text:p>2.404368217</text:p>
          </table:table-cell>
          <table:table-cell table:formula="of:=([.H12]-[.H11])/1000000000" office:value-type="float" office:value="4.485660416" calcext:value-type="float">
            <text:p>4.485660416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531985E+018" calcext:value-type="float">
            <text:p>1.5306625531985E+0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1931430" calcext:value-type="float">
            <text:p>1711931430</text:p>
          </table:table-cell>
          <table:table-cell table:formula="of:=[.F13]-[.E13]-[.D13]" office:value-type="float" office:value="-0.323161498" calcext:value-type="float">
            <text:p>-0.323161498</text:p>
          </table:table-cell>
          <table:table-cell table:formula="of:=[.B13]/1000000000" office:value-type="float" office:value="1.71193143" calcext:value-type="float">
            <text:p>1.71193143</text:p>
          </table:table-cell>
          <table:table-cell office:value-type="float" office:value="2.909602932" calcext:value-type="float">
            <text:p>2.909602932</text:p>
          </table:table-cell>
          <table:table-cell table:formula="of:=([.H13]-[.H12])/1000000000" office:value-type="float" office:value="4.298372864" calcext:value-type="float">
            <text:p>4.298372864</text:p>
          </table:table-cell>
          <table:table-cell office:value-type="float" office:value="474" calcext:value-type="float">
            <text:p>474</text:p>
          </table:table-cell>
          <table:table-cell office:value-type="float" office:value="1.53066255749687E+018" calcext:value-type="float">
            <text:p>1.53066255749687E+0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5307758" calcext:value-type="float">
            <text:p>505307758</text:p>
          </table:table-cell>
          <table:table-cell table:formula="of:=[.F14]-[.E14]-[.D14]" office:value-type="float" office:value="1.973902706" calcext:value-type="float">
            <text:p>1.973902706</text:p>
          </table:table-cell>
          <table:table-cell table:formula="of:=[.B14]/1000000000" office:value-type="float" office:value="0.505307758" calcext:value-type="float">
            <text:p>0.505307758</text:p>
          </table:table-cell>
          <table:table-cell office:value-type="float" office:value="2.620758816" calcext:value-type="float">
            <text:p>2.620758816</text:p>
          </table:table-cell>
          <table:table-cell table:formula="of:=([.H14]-[.H13])/1000000000" office:value-type="float" office:value="5.09996928" calcext:value-type="float">
            <text:p>5.09996928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6259684E+018" calcext:value-type="float">
            <text:p>1.53066256259684E+0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24745213" calcext:value-type="float">
            <text:p>4124745213</text:p>
          </table:table-cell>
          <table:table-cell table:formula="of:=[.F15]-[.E15]-[.D15]" office:value-type="float" office:value="4.635209845" calcext:value-type="float">
            <text:p>4.635209845</text:p>
          </table:table-cell>
          <table:table-cell table:formula="of:=[.B15]/1000000000" office:value-type="float" office:value="4.124745213" calcext:value-type="float">
            <text:p>4.124745213</text:p>
          </table:table-cell>
          <table:table-cell office:value-type="float" office:value="2.544027022" calcext:value-type="float">
            <text:p>2.544027022</text:p>
          </table:table-cell>
          <table:table-cell table:formula="of:=([.H15]-[.H14])/1000000000" office:value-type="float" office:value="11.30398208" calcext:value-type="float">
            <text:p>11.30398208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7390082E+018" calcext:value-type="float">
            <text:p>1.53066257390082E+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7960153" calcext:value-type="float">
            <text:p>1127960153</text:p>
          </table:table-cell>
          <table:table-cell table:formula="of:=[.F16]-[.E16]-[.D16]" office:value-type="float" office:value="4.022864944" calcext:value-type="float">
            <text:p>4.022864944</text:p>
          </table:table-cell>
          <table:table-cell table:formula="of:=[.B16]/1000000000" office:value-type="float" office:value="1.127960153" calcext:value-type="float">
            <text:p>1.127960153</text:p>
          </table:table-cell>
          <table:table-cell office:value-type="float" office:value="2.464342903" calcext:value-type="float">
            <text:p>2.464342903</text:p>
          </table:table-cell>
          <table:table-cell table:formula="of:=([.H16]-[.H15])/1000000000" office:value-type="float" office:value="7.615168" calcext:value-type="float">
            <text:p>7.615168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8151599E+018" calcext:value-type="float">
            <text:p>1.53066258151599E+0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28048019" calcext:value-type="float">
            <text:p>3428048019</text:p>
          </table:table-cell>
          <table:table-cell table:formula="of:=[.F17]-[.E17]-[.D17]" office:value-type="float" office:value="1.365236879" calcext:value-type="float">
            <text:p>1.365236879</text:p>
          </table:table-cell>
          <table:table-cell table:formula="of:=[.B17]/1000000000" office:value-type="float" office:value="3.428048019" calcext:value-type="float">
            <text:p>3.428048019</text:p>
          </table:table-cell>
          <table:table-cell office:value-type="float" office:value="2.199592926" calcext:value-type="float">
            <text:p>2.199592926</text:p>
          </table:table-cell>
          <table:table-cell table:formula="of:=([.H17]-[.H16])/1000000000" office:value-type="float" office:value="6.992877824" calcext:value-type="float">
            <text:p>6.992877824</text:p>
          </table:table-cell>
          <table:table-cell office:value-type="float" office:value="475" calcext:value-type="float">
            <text:p>475</text:p>
          </table:table-cell>
          <table:table-cell office:value-type="float" office:value="1.53066258850887E+018" calcext:value-type="float">
            <text:p>1.53066258850887E+0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08310" calcext:value-type="float">
            <text:p>6608310</text:p>
          </table:table-cell>
          <table:table-cell table:formula="of:=[.F18]-[.E18]-[.D18]" office:value-type="float" office:value="5.251008292" calcext:value-type="float">
            <text:p>5.251008292</text:p>
          </table:table-cell>
          <table:table-cell table:formula="of:=[.B18]/1000000000" office:value-type="float" office:value="0.00660831" calcext:value-type="float">
            <text:p>0.00660831</text:p>
          </table:table-cell>
          <table:table-cell office:value-type="float" office:value="2.294369574" calcext:value-type="float">
            <text:p>2.294369574</text:p>
          </table:table-cell>
          <table:table-cell table:formula="of:=([.H18]-[.H17])/1000000000" office:value-type="float" office:value="7.551986176" calcext:value-type="float">
            <text:p>7.551986176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59606086E+018" calcext:value-type="float">
            <text:p>1.53066259606086E+0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7124216" calcext:value-type="float">
            <text:p>907124216</text:p>
          </table:table-cell>
          <table:table-cell table:formula="of:=[.F19]-[.E19]-[.D19]" office:value-type="float" office:value="4.559038876" calcext:value-type="float">
            <text:p>4.559038876</text:p>
          </table:table-cell>
          <table:table-cell table:formula="of:=[.B19]/1000000000" office:value-type="float" office:value="0.907124216" calcext:value-type="float">
            <text:p>0.907124216</text:p>
          </table:table-cell>
          <table:table-cell office:value-type="float" office:value="2.229809772" calcext:value-type="float">
            <text:p>2.229809772</text:p>
          </table:table-cell>
          <table:table-cell table:formula="of:=([.H19]-[.H18])/1000000000" office:value-type="float" office:value="7.695972864" calcext:value-type="float">
            <text:p>7.695972864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0375683E+018" calcext:value-type="float">
            <text:p>1.53066260375683E+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4352261" calcext:value-type="float">
            <text:p>454352261</text:p>
          </table:table-cell>
          <table:table-cell table:formula="of:=[.F20]-[.E20]-[.D20]" office:value-type="float" office:value="3.465915143" calcext:value-type="float">
            <text:p>3.465915143</text:p>
          </table:table-cell>
          <table:table-cell table:formula="of:=[.B20]/1000000000" office:value-type="float" office:value="0.454352261" calcext:value-type="float">
            <text:p>0.454352261</text:p>
          </table:table-cell>
          <table:table-cell office:value-type="float" office:value="2.767360372" calcext:value-type="float">
            <text:p>2.767360372</text:p>
          </table:table-cell>
          <table:table-cell table:formula="of:=([.H20]-[.H19])/1000000000" office:value-type="float" office:value="6.687627776" calcext:value-type="float">
            <text:p>6.687627776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1044446E+018" calcext:value-type="float">
            <text:p>1.53066261044446E+0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41173667" calcext:value-type="float">
            <text:p>4741173667</text:p>
          </table:table-cell>
          <table:table-cell table:formula="of:=[.F21]-[.E21]-[.D21]" office:value-type="float" office:value="-0.40094591" calcext:value-type="float">
            <text:p>-0.40094591</text:p>
          </table:table-cell>
          <table:table-cell table:formula="of:=[.B21]/1000000000" office:value-type="float" office:value="4.741173667" calcext:value-type="float">
            <text:p>4.741173667</text:p>
          </table:table-cell>
          <table:table-cell office:value-type="float" office:value="2.056175187" calcext:value-type="float">
            <text:p>2.056175187</text:p>
          </table:table-cell>
          <table:table-cell table:formula="of:=([.H21]-[.H20])/1000000000" office:value-type="float" office:value="6.396402944" calcext:value-type="float">
            <text:p>6.396402944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1684086E+018" calcext:value-type="float">
            <text:p>1.53066261684086E+0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8608021" calcext:value-type="float">
            <text:p>508608021</text:p>
          </table:table-cell>
          <table:table-cell table:formula="of:=[.F22]-[.E22]-[.D22]" office:value-type="float" office:value="1.793374062" calcext:value-type="float">
            <text:p>1.793374062</text:p>
          </table:table-cell>
          <table:table-cell table:formula="of:=[.B22]/1000000000" office:value-type="float" office:value="0.508608021" calcext:value-type="float">
            <text:p>0.508608021</text:p>
          </table:table-cell>
          <table:table-cell office:value-type="float" office:value="2.258008957" calcext:value-type="float">
            <text:p>2.258008957</text:p>
          </table:table-cell>
          <table:table-cell table:formula="of:=([.H22]-[.H21])/1000000000" office:value-type="float" office:value="4.55999104" calcext:value-type="float">
            <text:p>4.55999104</text:p>
          </table:table-cell>
          <table:table-cell office:value-type="float" office:value="476" calcext:value-type="float">
            <text:p>476</text:p>
          </table:table-cell>
          <table:table-cell office:value-type="float" office:value="1.53066262140085E+018" calcext:value-type="float">
            <text:p>1.53066262140085E+0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2104128" calcext:value-type="float">
            <text:p>512104128</text:p>
          </table:table-cell>
          <table:table-cell table:formula="of:=[.F23]-[.E23]-[.D23]" office:value-type="float" office:value="0.826075796" calcext:value-type="float">
            <text:p>0.826075796</text:p>
          </table:table-cell>
          <table:table-cell table:formula="of:=[.B23]/1000000000" office:value-type="float" office:value="0.512104128" calcext:value-type="float">
            <text:p>0.512104128</text:p>
          </table:table-cell>
          <table:table-cell office:value-type="float" office:value="2.706049708" calcext:value-type="float">
            <text:p>2.706049708</text:p>
          </table:table-cell>
          <table:table-cell table:formula="of:=([.H23]-[.H22])/1000000000" office:value-type="float" office:value="4.044229632" calcext:value-type="float">
            <text:p>4.044229632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2544508E+018" calcext:value-type="float">
            <text:p>1.53066262544508E+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8939310" calcext:value-type="float">
            <text:p>558939310</text:p>
          </table:table-cell>
          <table:table-cell table:formula="of:=[.F24]-[.E24]-[.D24]" office:value-type="float" office:value="1.653443782" calcext:value-type="float">
            <text:p>1.653443782</text:p>
          </table:table-cell>
          <table:table-cell table:formula="of:=[.B24]/1000000000" office:value-type="float" office:value="0.55893931" calcext:value-type="float">
            <text:p>0.55893931</text:p>
          </table:table-cell>
          <table:table-cell office:value-type="float" office:value="2.326270604" calcext:value-type="float">
            <text:p>2.326270604</text:p>
          </table:table-cell>
          <table:table-cell table:formula="of:=([.H24]-[.H23])/1000000000" office:value-type="float" office:value="4.538653696" calcext:value-type="float">
            <text:p>4.538653696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2998373E+018" calcext:value-type="float">
            <text:p>1.53066262998373E+0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3644315" calcext:value-type="float">
            <text:p>623644315</text:p>
          </table:table-cell>
          <table:table-cell table:formula="of:=[.F25]-[.E25]-[.D25]" office:value-type="float" office:value="1.728856477" calcext:value-type="float">
            <text:p>1.728856477</text:p>
          </table:table-cell>
          <table:table-cell table:formula="of:=[.B25]/1000000000" office:value-type="float" office:value="0.623644315" calcext:value-type="float">
            <text:p>0.623644315</text:p>
          </table:table-cell>
          <table:table-cell office:value-type="float" office:value="2.004711368" calcext:value-type="float">
            <text:p>2.004711368</text:p>
          </table:table-cell>
          <table:table-cell table:formula="of:=([.H25]-[.H24])/1000000000" office:value-type="float" office:value="4.35721216" calcext:value-type="float">
            <text:p>4.35721216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3434095E+018" calcext:value-type="float">
            <text:p>1.53066263434095E+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4407035" calcext:value-type="float">
            <text:p>804407035</text:p>
          </table:table-cell>
          <table:table-cell table:formula="of:=[.F26]-[.E26]-[.D26]" office:value-type="float" office:value="0.291161238" calcext:value-type="float">
            <text:p>0.291161238</text:p>
          </table:table-cell>
          <table:table-cell table:formula="of:=[.B26]/1000000000" office:value-type="float" office:value="0.804407035" calcext:value-type="float">
            <text:p>0.804407035</text:p>
          </table:table-cell>
          <table:table-cell office:value-type="float" office:value="2.459640175" calcext:value-type="float">
            <text:p>2.459640175</text:p>
          </table:table-cell>
          <table:table-cell table:formula="of:=([.H26]-[.H25])/1000000000" office:value-type="float" office:value="3.555208448" calcext:value-type="float">
            <text:p>3.555208448</text:p>
          </table:table-cell>
          <table:table-cell office:value-type="float" office:value="477" calcext:value-type="float">
            <text:p>477</text:p>
          </table:table-cell>
          <table:table-cell office:value-type="float" office:value="1.53066263789616E+018" calcext:value-type="float">
            <text:p>1.53066263789616E+01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5333707" calcext:value-type="float">
            <text:p>405333707</text:p>
          </table:table-cell>
          <table:table-cell table:formula="of:=[.F27]-[.E27]-[.D27]" office:value-type="float" office:value="1.203375672" calcext:value-type="float">
            <text:p>1.203375672</text:p>
          </table:table-cell>
          <table:table-cell table:formula="of:=[.B27]/1000000000" office:value-type="float" office:value="0.405333707" calcext:value-type="float">
            <text:p>0.405333707</text:p>
          </table:table-cell>
          <table:table-cell office:value-type="float" office:value="2.187424253" calcext:value-type="float">
            <text:p>2.187424253</text:p>
          </table:table-cell>
          <table:table-cell table:formula="of:=([.H27]-[.H26])/1000000000" office:value-type="float" office:value="3.796133632" calcext:value-type="float">
            <text:p>3.796133632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4169229E+018" calcext:value-type="float">
            <text:p>1.53066264169229E+0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0767929" calcext:value-type="float">
            <text:p>480767929</text:p>
          </table:table-cell>
          <table:table-cell table:formula="of:=[.F28]-[.E28]-[.D28]" office:value-type="float" office:value="0.456135898" calcext:value-type="float">
            <text:p>0.456135898</text:p>
          </table:table-cell>
          <table:table-cell table:formula="of:=[.B28]/1000000000" office:value-type="float" office:value="0.480767929" calcext:value-type="float">
            <text:p>0.480767929</text:p>
          </table:table-cell>
          <table:table-cell office:value-type="float" office:value="2.020156781" calcext:value-type="float">
            <text:p>2.020156781</text:p>
          </table:table-cell>
          <table:table-cell table:formula="of:=([.H28]-[.H27])/1000000000" office:value-type="float" office:value="2.957060608" calcext:value-type="float">
            <text:p>2.957060608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4464935E+018" calcext:value-type="float">
            <text:p>1.53066264464935E+0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6081138" calcext:value-type="float">
            <text:p>2016081138</text:p>
          </table:table-cell>
          <table:table-cell table:formula="of:=[.F29]-[.E29]-[.D29]" office:value-type="float" office:value="-1.407816102" calcext:value-type="float">
            <text:p>-1.407816102</text:p>
          </table:table-cell>
          <table:table-cell table:formula="of:=[.B29]/1000000000" office:value-type="float" office:value="2.016081138" calcext:value-type="float">
            <text:p>2.016081138</text:p>
          </table:table-cell>
          <table:table-cell office:value-type="float" office:value="1.987234228" calcext:value-type="float">
            <text:p>1.987234228</text:p>
          </table:table-cell>
          <table:table-cell table:formula="of:=([.H29]-[.H28])/1000000000" office:value-type="float" office:value="2.595499264" calcext:value-type="float">
            <text:p>2.595499264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4724485E+018" calcext:value-type="float">
            <text:p>1.53066264724485E+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66902558" calcext:value-type="float">
            <text:p>766902558</text:p>
          </table:table-cell>
          <table:table-cell table:formula="of:=[.F30]-[.E30]-[.D30]" office:value-type="float" office:value="0.477192208" calcext:value-type="float">
            <text:p>0.477192208</text:p>
          </table:table-cell>
          <table:table-cell table:formula="of:=[.B30]/1000000000" office:value-type="float" office:value="0.766902558" calcext:value-type="float">
            <text:p>0.766902558</text:p>
          </table:table-cell>
          <table:table-cell office:value-type="float" office:value="2.24388757" calcext:value-type="float">
            <text:p>2.24388757</text:p>
          </table:table-cell>
          <table:table-cell table:formula="of:=([.H30]-[.H29])/1000000000" office:value-type="float" office:value="3.487982336" calcext:value-type="float">
            <text:p>3.487982336</text:p>
          </table:table-cell>
          <table:table-cell office:value-type="float" office:value="478" calcext:value-type="float">
            <text:p>478</text:p>
          </table:table-cell>
          <table:table-cell office:value-type="float" office:value="1.53066265073283E+018" calcext:value-type="float">
            <text:p>1.53066265073283E+0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3950" calcext:value-type="float">
            <text:p>1503950</text:p>
          </table:table-cell>
          <table:table-cell table:formula="of:=[.F31]-[.E31]-[.D31]" office:value-type="float" office:value="0.891359025" calcext:value-type="float">
            <text:p>0.891359025</text:p>
          </table:table-cell>
          <table:table-cell table:formula="of:=[.B31]/1000000000" office:value-type="float" office:value="0.00150395" calcext:value-type="float">
            <text:p>0.00150395</text:p>
          </table:table-cell>
          <table:table-cell office:value-type="float" office:value="2.416190721" calcext:value-type="float">
            <text:p>2.416190721</text:p>
          </table:table-cell>
          <table:table-cell table:formula="of:=([.H31]-[.H30])/1000000000" office:value-type="float" office:value="3.309053696" calcext:value-type="float">
            <text:p>3.309053696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5404188E+018" calcext:value-type="float">
            <text:p>1.53066265404188E+01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26875163" calcext:value-type="float">
            <text:p>726875163</text:p>
          </table:table-cell>
          <table:table-cell table:formula="of:=[.F32]-[.E32]-[.D32]" office:value-type="float" office:value="0.208892446" calcext:value-type="float">
            <text:p>0.208892446</text:p>
          </table:table-cell>
          <table:table-cell table:formula="of:=[.B32]/1000000000" office:value-type="float" office:value="0.726875163" calcext:value-type="float">
            <text:p>0.726875163</text:p>
          </table:table-cell>
          <table:table-cell office:value-type="float" office:value="2.740393159" calcext:value-type="float">
            <text:p>2.740393159</text:p>
          </table:table-cell>
          <table:table-cell table:formula="of:=([.H32]-[.H31])/1000000000" office:value-type="float" office:value="3.676160768" calcext:value-type="float">
            <text:p>3.676160768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5771805E+018" calcext:value-type="float">
            <text:p>1.53066265771805E+0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66583207" calcext:value-type="float">
            <text:p>5166583207</text:p>
          </table:table-cell>
          <table:table-cell table:formula="of:=[.F33]-[.E33]-[.D33]" office:value-type="float" office:value="-2.089840877" calcext:value-type="float">
            <text:p>-2.089840877</text:p>
          </table:table-cell>
          <table:table-cell table:formula="of:=[.B33]/1000000000" office:value-type="float" office:value="5.166583207" calcext:value-type="float">
            <text:p>5.166583207</text:p>
          </table:table-cell>
          <table:table-cell office:value-type="float" office:value="2.912758086" calcext:value-type="float">
            <text:p>2.912758086</text:p>
          </table:table-cell>
          <table:table-cell table:formula="of:=([.H33]-[.H32])/1000000000" office:value-type="float" office:value="5.989500416" calcext:value-type="float">
            <text:p>5.989500416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6370755E+018" calcext:value-type="float">
            <text:p>1.53066266370755E+01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28671637" calcext:value-type="float">
            <text:p>1128671637</text:p>
          </table:table-cell>
          <table:table-cell table:formula="of:=[.F34]-[.E34]-[.D34]" office:value-type="float" office:value="-0.0348889900000002" calcext:value-type="float">
            <text:p>-0.03488899</text:p>
          </table:table-cell>
          <table:table-cell table:formula="of:=[.B34]/1000000000" office:value-type="float" office:value="1.128671637" calcext:value-type="float">
            <text:p>1.128671637</text:p>
          </table:table-cell>
          <table:table-cell office:value-type="float" office:value="2.575524745" calcext:value-type="float">
            <text:p>2.575524745</text:p>
          </table:table-cell>
          <table:table-cell table:formula="of:=([.H34]-[.H33])/1000000000" office:value-type="float" office:value="3.669307392" calcext:value-type="float">
            <text:p>3.669307392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6737685E+018" calcext:value-type="float">
            <text:p>1.53066266737685E+01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8844883" calcext:value-type="float">
            <text:p>708844883</text:p>
          </table:table-cell>
          <table:table-cell table:formula="of:=[.F35]-[.E35]-[.D35]" office:value-type="float" office:value="0.289665905" calcext:value-type="float">
            <text:p>0.289665905</text:p>
          </table:table-cell>
          <table:table-cell table:formula="of:=[.B35]/1000000000" office:value-type="float" office:value="0.708844883" calcext:value-type="float">
            <text:p>0.708844883</text:p>
          </table:table-cell>
          <table:table-cell office:value-type="float" office:value="2.621128764" calcext:value-type="float">
            <text:p>2.621128764</text:p>
          </table:table-cell>
          <table:table-cell table:formula="of:=([.H35]-[.H34])/1000000000" office:value-type="float" office:value="3.619639552" calcext:value-type="float">
            <text:p>3.619639552</text:p>
          </table:table-cell>
          <table:table-cell office:value-type="float" office:value="479" calcext:value-type="float">
            <text:p>479</text:p>
          </table:table-cell>
          <table:table-cell office:value-type="float" office:value="1.53066267099649E+018" calcext:value-type="float">
            <text:p>1.53066267099649E+0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53314395" calcext:value-type="float">
            <text:p>1053314395</text:p>
          </table:table-cell>
          <table:table-cell table:formula="of:=[.F36]-[.E36]-[.D36]" office:value-type="float" office:value="0.00468251799999986" calcext:value-type="float">
            <text:p>0.004682518</text:p>
          </table:table-cell>
          <table:table-cell table:formula="of:=[.B36]/1000000000" office:value-type="float" office:value="1.053314395" calcext:value-type="float">
            <text:p>1.053314395</text:p>
          </table:table-cell>
          <table:table-cell office:value-type="float" office:value="2.632896655" calcext:value-type="float">
            <text:p>2.632896655</text:p>
          </table:table-cell>
          <table:table-cell table:formula="of:=([.H36]-[.H35])/1000000000" office:value-type="float" office:value="3.690893568" calcext:value-type="float">
            <text:p>3.690893568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7468739E+018" calcext:value-type="float">
            <text:p>1.53066267468739E+01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63625940" calcext:value-type="float">
            <text:p>2063625940</text:p>
          </table:table-cell>
          <table:table-cell table:formula="of:=[.F37]-[.E37]-[.D37]" office:value-type="float" office:value="-1.84653637" calcext:value-type="float">
            <text:p>-1.84653637</text:p>
          </table:table-cell>
          <table:table-cell table:formula="of:=[.B37]/1000000000" office:value-type="float" office:value="2.06362594" calcext:value-type="float">
            <text:p>2.06362594</text:p>
          </table:table-cell>
          <table:table-cell office:value-type="float" office:value="2.642660062" calcext:value-type="float">
            <text:p>2.642660062</text:p>
          </table:table-cell>
          <table:table-cell table:formula="of:=([.H37]-[.H36])/1000000000" office:value-type="float" office:value="2.859749632" calcext:value-type="float">
            <text:p>2.859749632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7754714E+018" calcext:value-type="float">
            <text:p>1.53066267754714E+01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7886924" calcext:value-type="float">
            <text:p>1007886924</text:p>
          </table:table-cell>
          <table:table-cell table:formula="of:=[.F38]-[.E38]-[.D38]" office:value-type="float" office:value="0.0999012369999999" calcext:value-type="float">
            <text:p>0.099901237</text:p>
          </table:table-cell>
          <table:table-cell table:formula="of:=[.B38]/1000000000" office:value-type="float" office:value="1.007886924" calcext:value-type="float">
            <text:p>1.007886924</text:p>
          </table:table-cell>
          <table:table-cell office:value-type="float" office:value="2.460564095" calcext:value-type="float">
            <text:p>2.460564095</text:p>
          </table:table-cell>
          <table:table-cell table:formula="of:=([.H38]-[.H37])/1000000000" office:value-type="float" office:value="3.568352256" calcext:value-type="float">
            <text:p>3.568352256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8111549E+018" calcext:value-type="float">
            <text:p>1.53066268111549E+01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10327257" calcext:value-type="float">
            <text:p>610327257</text:p>
          </table:table-cell>
          <table:table-cell table:formula="of:=[.F39]-[.E39]-[.D39]" office:value-type="float" office:value="0.269469596" calcext:value-type="float">
            <text:p>0.269469596</text:p>
          </table:table-cell>
          <table:table-cell table:formula="of:=[.B39]/1000000000" office:value-type="float" office:value="0.610327257" calcext:value-type="float">
            <text:p>0.610327257</text:p>
          </table:table-cell>
          <table:table-cell office:value-type="float" office:value="2.220692363" calcext:value-type="float">
            <text:p>2.220692363</text:p>
          </table:table-cell>
          <table:table-cell table:formula="of:=([.H39]-[.H38])/1000000000" office:value-type="float" office:value="3.100489216" calcext:value-type="float">
            <text:p>3.100489216</text:p>
          </table:table-cell>
          <table:table-cell office:value-type="float" office:value="480" calcext:value-type="float">
            <text:p>480</text:p>
          </table:table-cell>
          <table:table-cell office:value-type="float" office:value="1.53066268421598E+018" calcext:value-type="float">
            <text:p>1.53066268421598E+0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9550188" calcext:value-type="float">
            <text:p>429550188</text:p>
          </table:table-cell>
          <table:table-cell table:formula="of:=[.F40]-[.E40]-[.D40]" office:value-type="float" office:value="0.473172777" calcext:value-type="float">
            <text:p>0.473172777</text:p>
          </table:table-cell>
          <table:table-cell table:formula="of:=[.B40]/1000000000" office:value-type="float" office:value="0.429550188" calcext:value-type="float">
            <text:p>0.429550188</text:p>
          </table:table-cell>
          <table:table-cell office:value-type="float" office:value="2.433434219" calcext:value-type="float">
            <text:p>2.433434219</text:p>
          </table:table-cell>
          <table:table-cell table:formula="of:=([.H40]-[.H39])/1000000000" office:value-type="float" office:value="3.336157184" calcext:value-type="float">
            <text:p>3.336157184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8755213E+018" calcext:value-type="float">
            <text:p>1.53066268755213E+01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26566" calcext:value-type="float">
            <text:p>6126566</text:p>
          </table:table-cell>
          <table:table-cell table:formula="of:=[.F41]-[.E41]-[.D41]" office:value-type="float" office:value="1.595387289" calcext:value-type="float">
            <text:p>1.595387289</text:p>
          </table:table-cell>
          <table:table-cell table:formula="of:=[.B41]/1000000000" office:value-type="float" office:value="0.006126566" calcext:value-type="float">
            <text:p>0.006126566</text:p>
          </table:table-cell>
          <table:table-cell office:value-type="float" office:value="2.023078785" calcext:value-type="float">
            <text:p>2.023078785</text:p>
          </table:table-cell>
          <table:table-cell table:formula="of:=([.H41]-[.H40])/1000000000" office:value-type="float" office:value="3.62459264" calcext:value-type="float">
            <text:p>3.62459264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9117673E+018" calcext:value-type="float">
            <text:p>1.53066269117673E+0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4715770" calcext:value-type="float">
            <text:p>114715770</text:p>
          </table:table-cell>
          <table:table-cell table:formula="of:=[.F42]-[.E42]-[.D42]" office:value-type="float" office:value="0.619602312" calcext:value-type="float">
            <text:p>0.619602312</text:p>
          </table:table-cell>
          <table:table-cell table:formula="of:=[.B42]/1000000000" office:value-type="float" office:value="0.11471577" calcext:value-type="float">
            <text:p>0.11471577</text:p>
          </table:table-cell>
          <table:table-cell office:value-type="float" office:value="2.353049086" calcext:value-type="float">
            <text:p>2.353049086</text:p>
          </table:table-cell>
          <table:table-cell table:formula="of:=([.H42]-[.H41])/1000000000" office:value-type="float" office:value="3.087367168" calcext:value-type="float">
            <text:p>3.087367168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9426409E+018" calcext:value-type="float">
            <text:p>1.53066269426409E+01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6688135" calcext:value-type="float">
            <text:p>506688135</text:p>
          </table:table-cell>
          <table:table-cell table:formula="of:=[.F43]-[.E43]-[.D43]" office:value-type="float" office:value="1.474386168" calcext:value-type="float">
            <text:p>1.474386168</text:p>
          </table:table-cell>
          <table:table-cell table:formula="of:=[.B43]/1000000000" office:value-type="float" office:value="0.506688135" calcext:value-type="float">
            <text:p>0.506688135</text:p>
          </table:table-cell>
          <table:table-cell office:value-type="float" office:value="1.894068865" calcext:value-type="float">
            <text:p>1.894068865</text:p>
          </table:table-cell>
          <table:table-cell table:formula="of:=([.H43]-[.H42])/1000000000" office:value-type="float" office:value="3.875143168" calcext:value-type="float">
            <text:p>3.875143168</text:p>
          </table:table-cell>
          <table:table-cell office:value-type="float" office:value="481" calcext:value-type="float">
            <text:p>481</text:p>
          </table:table-cell>
          <table:table-cell office:value-type="float" office:value="1.53066269813924E+018" calcext:value-type="float">
            <text:p>1.53066269813924E+01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29309688" calcext:value-type="float">
            <text:p>629309688</text:p>
          </table:table-cell>
          <table:table-cell table:formula="of:=[.F44]-[.E44]-[.D44]" office:value-type="float" office:value="1.874218755" calcext:value-type="float">
            <text:p>1.874218755</text:p>
          </table:table-cell>
          <table:table-cell table:formula="of:=[.B44]/1000000000" office:value-type="float" office:value="0.629309688" calcext:value-type="float">
            <text:p>0.629309688</text:p>
          </table:table-cell>
          <table:table-cell office:value-type="float" office:value="1.923192837" calcext:value-type="float">
            <text:p>1.923192837</text:p>
          </table:table-cell>
          <table:table-cell table:formula="of:=([.H44]-[.H43])/1000000000" office:value-type="float" office:value="4.42672128" calcext:value-type="float">
            <text:p>4.42672128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0256596E+018" calcext:value-type="float">
            <text:p>1.53066270256596E+01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4180390" calcext:value-type="float">
            <text:p>804180390</text:p>
          </table:table-cell>
          <table:table-cell table:formula="of:=[.F45]-[.E45]-[.D45]" office:value-type="float" office:value="1.294485232" calcext:value-type="float">
            <text:p>1.294485232</text:p>
          </table:table-cell>
          <table:table-cell table:formula="of:=[.B45]/1000000000" office:value-type="float" office:value="0.80418039" calcext:value-type="float">
            <text:p>0.80418039</text:p>
          </table:table-cell>
          <table:table-cell office:value-type="float" office:value="2.605728618" calcext:value-type="float">
            <text:p>2.605728618</text:p>
          </table:table-cell>
          <table:table-cell table:formula="of:=([.H45]-[.H44])/1000000000" office:value-type="float" office:value="4.70439424" calcext:value-type="float">
            <text:p>4.70439424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0727035E+018" calcext:value-type="float">
            <text:p>1.53066270727035E+01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7812667" calcext:value-type="float">
            <text:p>707812667</text:p>
          </table:table-cell>
          <table:table-cell table:formula="of:=[.F46]-[.E46]-[.D46]" office:value-type="float" office:value="0.340783191" calcext:value-type="float">
            <text:p>0.340783191</text:p>
          </table:table-cell>
          <table:table-cell table:formula="of:=[.B46]/1000000000" office:value-type="float" office:value="0.707812667" calcext:value-type="float">
            <text:p>0.707812667</text:p>
          </table:table-cell>
          <table:table-cell office:value-type="float" office:value="2.934025838" calcext:value-type="float">
            <text:p>2.934025838</text:p>
          </table:table-cell>
          <table:table-cell table:formula="of:=([.H46]-[.H45])/1000000000" office:value-type="float" office:value="3.982621696" calcext:value-type="float">
            <text:p>3.982621696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1125297E+018" calcext:value-type="float">
            <text:p>1.53066271125297E+01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4241426" calcext:value-type="float">
            <text:p>644241426</text:p>
          </table:table-cell>
          <table:table-cell table:formula="of:=[.F47]-[.E47]-[.D47]" office:value-type="float" office:value="0.033236957" calcext:value-type="float">
            <text:p>0.033236957</text:p>
          </table:table-cell>
          <table:table-cell table:formula="of:=[.B47]/1000000000" office:value-type="float" office:value="0.644241426" calcext:value-type="float">
            <text:p>0.644241426</text:p>
          </table:table-cell>
          <table:table-cell office:value-type="float" office:value="3.222401809" calcext:value-type="float">
            <text:p>3.222401809</text:p>
          </table:table-cell>
          <table:table-cell table:formula="of:=([.H47]-[.H46])/1000000000" office:value-type="float" office:value="3.899880192" calcext:value-type="float">
            <text:p>3.899880192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1515285E+018" calcext:value-type="float">
            <text:p>1.53066271515285E+01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2173140" calcext:value-type="float">
            <text:p>432173140</text:p>
          </table:table-cell>
          <table:table-cell table:formula="of:=[.F48]-[.E48]-[.D48]" office:value-type="float" office:value="0.698042021" calcext:value-type="float">
            <text:p>0.698042021</text:p>
          </table:table-cell>
          <table:table-cell table:formula="of:=[.B48]/1000000000" office:value-type="float" office:value="0.43217314" calcext:value-type="float">
            <text:p>0.43217314</text:p>
          </table:table-cell>
          <table:table-cell office:value-type="float" office:value="2.758213639" calcext:value-type="float">
            <text:p>2.758213639</text:p>
          </table:table-cell>
          <table:table-cell table:formula="of:=([.H48]-[.H47])/1000000000" office:value-type="float" office:value="3.8884288" calcext:value-type="float">
            <text:p>3.8884288</text:p>
          </table:table-cell>
          <table:table-cell office:value-type="float" office:value="482" calcext:value-type="float">
            <text:p>482</text:p>
          </table:table-cell>
          <table:table-cell office:value-type="float" office:value="1.53066271904128E+018" calcext:value-type="float">
            <text:p>1.53066271904128E+01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9399222" calcext:value-type="float">
            <text:p>79399222</text:p>
          </table:table-cell>
          <table:table-cell table:formula="of:=[.F49]-[.E49]-[.D49]" office:value-type="float" office:value="1.085481795" calcext:value-type="float">
            <text:p>1.085481795</text:p>
          </table:table-cell>
          <table:table-cell table:formula="of:=[.B49]/1000000000" office:value-type="float" office:value="0.079399222" calcext:value-type="float">
            <text:p>0.079399222</text:p>
          </table:table-cell>
          <table:table-cell office:value-type="float" office:value="2.424203655" calcext:value-type="float">
            <text:p>2.424203655</text:p>
          </table:table-cell>
          <table:table-cell table:formula="of:=([.H49]-[.H48])/1000000000" office:value-type="float" office:value="3.589084672" calcext:value-type="float">
            <text:p>3.589084672</text:p>
          </table:table-cell>
          <table:table-cell office:value-type="float" office:value="483" calcext:value-type="float">
            <text:p>483</text:p>
          </table:table-cell>
          <table:table-cell office:value-type="float" office:value="1.53066272263037E+018" calcext:value-type="float">
            <text:p>1.53066272263037E+01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9009336" calcext:value-type="float">
            <text:p>639009336</text:p>
          </table:table-cell>
          <table:table-cell/>
          <table:table-cell table:formula="of:=[.B50]/1000000000" office:value-type="float" office:value="0.639009336" calcext:value-type="float">
            <text:p>0.639009336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1.53066272649669E+018" calcext:value-type="float">
            <text:p>1.53066272649669E+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1794875" calcext:value-type="float">
            <text:p>611794875</text:p>
          </table:table-cell>
          <table:table-cell/>
          <table:table-cell table:formula="of:=[.B51]/1000000000" office:value-type="float" office:value="0.611794875" calcext:value-type="float">
            <text:p>0.611794875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1.53066273013283E+018" calcext:value-type="float">
            <text:p>1.53066273013283E+01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3653871" calcext:value-type="float">
            <text:p>743653871</text:p>
          </table:table-cell>
          <table:table-cell/>
          <table:table-cell table:formula="of:=[.B52]/1000000000" office:value-type="float" office:value="0.743653871" calcext:value-type="float">
            <text:p>0.743653871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float" office:value="1.53066273378527E+018" calcext:value-type="float">
            <text:p>1.53066273378527E+01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11227" calcext:value-type="float">
            <text:p>2611227</text:p>
          </table:table-cell>
          <table:table-cell/>
          <table:table-cell table:formula="of:=[.B53]/1000000000" office:value-type="float" office:value="0.002611227" calcext:value-type="float">
            <text:p>0.002611227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.53066273748573E+018" calcext:value-type="float">
            <text:p>1.53066273748573E+01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22411180" calcext:value-type="float">
            <text:p>822411180</text:p>
          </table:table-cell>
          <table:table-cell/>
          <table:table-cell table:formula="of:=[.B54]/1000000000" office:value-type="float" office:value="0.82241118" calcext:value-type="float">
            <text:p>0.82241118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.53066274126511E+018" calcext:value-type="float">
            <text:p>1.53066274126511E+01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4790025" calcext:value-type="float">
            <text:p>444790025</text:p>
          </table:table-cell>
          <table:table-cell/>
          <table:table-cell table:formula="of:=[.B55]/1000000000" office:value-type="float" office:value="0.444790025" calcext:value-type="float">
            <text:p>0.444790025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.53066274426483E+018" calcext:value-type="float">
            <text:p>1.53066274426483E+01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1649613" calcext:value-type="float">
            <text:p>591649613</text:p>
          </table:table-cell>
          <table:table-cell/>
          <table:table-cell table:formula="of:=[.B56]/1000000000" office:value-type="float" office:value="0.591649613" calcext:value-type="float">
            <text:p>0.591649613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float" office:value="1.53066274773558E+018" calcext:value-type="float">
            <text:p>1.53066274773558E+01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19061529" calcext:value-type="float">
            <text:p>2419061529</text:p>
          </table:table-cell>
          <table:table-cell/>
          <table:table-cell table:formula="of:=[.B57]/1000000000" office:value-type="float" office:value="2.419061529" calcext:value-type="float">
            <text:p>2.419061529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.53066275074484E+018" calcext:value-type="float">
            <text:p>1.53066275074484E+01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57330658" calcext:value-type="float">
            <text:p>1157330658</text:p>
          </table:table-cell>
          <table:table-cell/>
          <table:table-cell table:formula="of:=[.B58]/1000000000" office:value-type="float" office:value="1.157330658" calcext:value-type="float">
            <text:p>1.157330658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.53066275431371E+018" calcext:value-type="float">
            <text:p>1.53066275431371E+01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10696688" calcext:value-type="float">
            <text:p>1410696688</text:p>
          </table:table-cell>
          <table:table-cell/>
          <table:table-cell table:formula="of:=[.B59]/1000000000" office:value-type="float" office:value="1.410696688" calcext:value-type="float">
            <text:p>1.410696688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.53066275817581E+018" calcext:value-type="float">
            <text:p>1.53066275817581E+01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27057891" calcext:value-type="float">
            <text:p>4727057891</text:p>
          </table:table-cell>
          <table:table-cell/>
          <table:table-cell table:formula="of:=[.B60]/1000000000" office:value-type="float" office:value="4.727057891" calcext:value-type="float">
            <text:p>4.727057891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.53066276596277E+018" calcext:value-type="float">
            <text:p>1.53066276596277E+0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24636383" calcext:value-type="float">
            <text:p>3324636383</text:p>
          </table:table-cell>
          <table:table-cell/>
          <table:table-cell table:formula="of:=[.B61]/1000000000" office:value-type="float" office:value="3.324636383" calcext:value-type="float">
            <text:p>3.32463638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7013214E+018" calcext:value-type="float">
            <text:p>1.53066277013214E+01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13014036" calcext:value-type="float">
            <text:p>1313014036</text:p>
          </table:table-cell>
          <table:table-cell/>
          <table:table-cell table:formula="of:=[.B62]/1000000000" office:value-type="float" office:value="1.313014036" calcext:value-type="float">
            <text:p>1.313014036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7507683E+018" calcext:value-type="float">
            <text:p>1.53066277507683E+01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1488" calcext:value-type="float">
            <text:p>341488</text:p>
          </table:table-cell>
          <table:table-cell/>
          <table:table-cell table:formula="of:=[.B63]/1000000000" office:value-type="float" office:value="0.000341488" calcext:value-type="float">
            <text:p>0.000341488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7909196E+018" calcext:value-type="float">
            <text:p>1.53066277909196E+01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5669902" calcext:value-type="float">
            <text:p>515669902</text:p>
          </table:table-cell>
          <table:table-cell/>
          <table:table-cell table:formula="of:=[.B64]/1000000000" office:value-type="float" office:value="0.515669902" calcext:value-type="float">
            <text:p>0.515669902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8315012E+018" calcext:value-type="float">
            <text:p>1.53066278315012E+01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763356" calcext:value-type="float">
            <text:p>107763356</text:p>
          </table:table-cell>
          <table:table-cell/>
          <table:table-cell table:formula="of:=[.B65]/1000000000" office:value-type="float" office:value="0.107763356" calcext:value-type="float">
            <text:p>0.107763356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1.53066278717296E+018" calcext:value-type="float">
            <text:p>1.53066278717296E+0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08:36:52.490245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08:40:36.074867458</dc:date>
    <meta:editing-duration>PT25M7S</meta:editing-duration>
    <meta:editing-cycles>5</meta:editing-cycles>
    <meta:generator>LibreOffice/5.2.7.2$Linux_X86_64 LibreOffice_project/20m0$Build-2</meta:generator>
    <meta:document-statistic meta:table-count="1" meta:cell-count="4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top" svg:x="4.695cm" svg:y="0.185cm" style:legend-expansion="wide" chart:style-name="ch2"/>
        <chart:plot-area chart:style-name="ch3" table:cell-range-address="'ConsensusTime1-'.C1:'ConsensusTime1-'.E49" chart:data-source-has-labels="row" svg:x="1.331cm" svg:y="0.963cm" svg:width="14.349cm" svg:height="6.876cm">
          <chartooo:coordinate-region svg:x="1.952cm" svg:y="1.162cm" svg:width="13.728cm" svg:height="6.478cm"/>
          <chart:axis chart:dimension="x" chart:name="primary-x" chart:style-name="ch4">
            <chart:title svg:x="7.971cm" svg:y="8.019cm" chart:style-name="ch5">
              <text:p>Height</text:p>
            </chart:title>
          </chart:axis>
          <chart:axis chart:dimension="y" chart:name="primary-y" chart:style-name="ch4">
            <chart:title svg:x="0.451cm" svg:y="5.159cm" chart:style-name="ch6">
              <text:p>Time(sec)</text:p>
            </chart:title>
            <chart:grid chart:style-name="ch7" chart:class="major"/>
          </chart:axis>
          <chart:series chart:style-name="ch8" chart:values-cell-range-address="'ConsensusTime1-'.C2:'ConsensusTime1-'.C49" chart:label-cell-address="'ConsensusTime1-'.C1:'ConsensusTime1-'.C1" chart:class="chart:area">
            <chart:data-point chart:repeated="48"/>
          </chart:series>
          <chart:series chart:style-name="ch9" chart:values-cell-range-address="'ConsensusTime1-'.D2:'ConsensusTime1-'.D49" chart:label-cell-address="'ConsensusTime1-'.D1:'ConsensusTime1-'.D1" chart:class="chart:area">
            <chart:data-point chart:repeated="48"/>
          </chart:series>
          <chart:series chart:style-name="ch10" chart:values-cell-range-address="'ConsensusTime1-'.E2:'ConsensusTime1-'.E49" chart:label-cell-address="'ConsensusTime1-'.E1:'ConsensusTime1-'.E1" chart:class="chart:area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Time</text:p>
                <draw:g>
                  <svg:desc>'ConsensusTime1-'.C1:'ConsensusTime1-'.C1</svg:desc>
                </draw:g>
              </table:table-cell>
              <table:table-cell office:value-type="string">
                <text:p>ConTimeInSec</text:p>
                <draw:g>
                  <svg:desc>'ConsensusTime1-'.D1:'ConsensusTime1-'.D1</svg:desc>
                </draw:g>
              </table:table-cell>
              <table:table-cell office:value-type="string">
                <text:p>PostTime</text:p>
                <draw:g>
                  <svg:desc>'ConsensusTime1-'.E1:'ConsensusTime1-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nsensusTime1-'.C2:'ConsensusTime1-'.C49</svg:desc>
                </draw:g>
              </table:table-cell>
              <table:table-cell office:value-type="float" office:value="0.002211285">
                <text:p>0.002211285</text:p>
                <draw:g>
                  <svg:desc>'ConsensusTime1-'.D2:'ConsensusTime1-'.D49</svg:desc>
                </draw:g>
              </table:table-cell>
              <table:table-cell office:value-type="float" office:value="0.572977001">
                <text:p>0.572977001</text:p>
                <draw:g>
                  <svg:desc>'ConsensusTime1-'.E2:'ConsensusTime1-'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6851585">
                <text:p>0.816851585</text:p>
              </table:table-cell>
              <table:table-cell office:value-type="float" office:value="0.601629037">
                <text:p>0.601629037</text:p>
              </table:table-cell>
              <table:table-cell office:value-type="float" office:value="0.51490997">
                <text:p>0.51490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1786064">
                <text:p>0.671786064</text:p>
              </table:table-cell>
              <table:table-cell office:value-type="float" office:value="2.623623479">
                <text:p>2.623623479</text:p>
              </table:table-cell>
              <table:table-cell office:value-type="float" office:value="0.623949689">
                <text:p>0.623949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0150275">
                <text:p>3.150150275</text:p>
              </table:table-cell>
              <table:table-cell office:value-type="float" office:value="0.006129229">
                <text:p>0.006129229</text:p>
              </table:table-cell>
              <table:table-cell office:value-type="float" office:value="0.718716464">
                <text:p>0.718716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8188699">
                <text:p>0.618188699</text:p>
              </table:table-cell>
              <table:table-cell office:value-type="float" office:value="2.507834517">
                <text:p>2.507834517</text:p>
              </table:table-cell>
              <table:table-cell office:value-type="float" office:value="1.181841616">
                <text:p>1.181841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2990416000001">
                <text:p>0.862990416000001</text:p>
              </table:table-cell>
              <table:table-cell office:value-type="float" office:value="2.312620515">
                <text:p>2.312620515</text:p>
              </table:table-cell>
              <table:table-cell office:value-type="float" office:value="1.036197325">
                <text:p>1.036197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06476808">
                <text:p>1.706476808</text:p>
              </table:table-cell>
              <table:table-cell office:value-type="float" office:value="2.143980003">
                <text:p>2.143980003</text:p>
              </table:table-cell>
              <table:table-cell office:value-type="float" office:value="1.103556373">
                <text:p>1.103556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5040144">
                <text:p>-0.15040144</text:p>
              </table:table-cell>
              <table:table-cell office:value-type="float" office:value="2.106684749">
                <text:p>2.106684749</text:p>
              </table:table-cell>
              <table:table-cell office:value-type="float" office:value="1.627595603">
                <text:p>1.627595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83344093">
                <text:p>1.183344093</text:p>
              </table:table-cell>
              <table:table-cell office:value-type="float" office:value="0.204452528">
                <text:p>0.204452528</text:p>
              </table:table-cell>
              <table:table-cell office:value-type="float" office:value="1.638546803">
                <text:p>1.638546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81465503">
                <text:p>1.181465503</text:p>
              </table:table-cell>
              <table:table-cell office:value-type="float" office:value="2.255849734">
                <text:p>2.255849734</text:p>
              </table:table-cell>
              <table:table-cell office:value-type="float" office:value="2.270661467">
                <text:p>2.2706614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80046091">
                <text:p>1.580046091</text:p>
              </table:table-cell>
              <table:table-cell office:value-type="float" office:value="0.501246108">
                <text:p>0.501246108</text:p>
              </table:table-cell>
              <table:table-cell office:value-type="float" office:value="2.404368217">
                <text:p>2.404368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23161498">
                <text:p>-0.323161498</text:p>
              </table:table-cell>
              <table:table-cell office:value-type="float" office:value="1.71193143">
                <text:p>1.71193143</text:p>
              </table:table-cell>
              <table:table-cell office:value-type="float" office:value="2.909602932">
                <text:p>2.909602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73902706">
                <text:p>1.973902706</text:p>
              </table:table-cell>
              <table:table-cell office:value-type="float" office:value="0.505307758">
                <text:p>0.505307758</text:p>
              </table:table-cell>
              <table:table-cell office:value-type="float" office:value="2.620758816">
                <text:p>2.620758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35209845">
                <text:p>4.635209845</text:p>
              </table:table-cell>
              <table:table-cell office:value-type="float" office:value="4.124745213">
                <text:p>4.124745213</text:p>
              </table:table-cell>
              <table:table-cell office:value-type="float" office:value="2.544027022">
                <text:p>2.544027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22864944">
                <text:p>4.022864944</text:p>
              </table:table-cell>
              <table:table-cell office:value-type="float" office:value="1.127960153">
                <text:p>1.127960153</text:p>
              </table:table-cell>
              <table:table-cell office:value-type="float" office:value="2.464342903">
                <text:p>2.464342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65236879">
                <text:p>1.365236879</text:p>
              </table:table-cell>
              <table:table-cell office:value-type="float" office:value="3.428048019">
                <text:p>3.428048019</text:p>
              </table:table-cell>
              <table:table-cell office:value-type="float" office:value="2.199592926">
                <text:p>2.199592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251008292">
                <text:p>5.251008292</text:p>
              </table:table-cell>
              <table:table-cell office:value-type="float" office:value="0.00660831">
                <text:p>0.00660831</text:p>
              </table:table-cell>
              <table:table-cell office:value-type="float" office:value="2.294369574">
                <text:p>2.294369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59038876">
                <text:p>4.559038876</text:p>
              </table:table-cell>
              <table:table-cell office:value-type="float" office:value="0.907124216">
                <text:p>0.907124216</text:p>
              </table:table-cell>
              <table:table-cell office:value-type="float" office:value="2.229809772">
                <text:p>2.229809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65915143">
                <text:p>3.465915143</text:p>
              </table:table-cell>
              <table:table-cell office:value-type="float" office:value="0.454352261">
                <text:p>0.454352261</text:p>
              </table:table-cell>
              <table:table-cell office:value-type="float" office:value="2.767360372">
                <text:p>2.767360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40094591">
                <text:p>-0.40094591</text:p>
              </table:table-cell>
              <table:table-cell office:value-type="float" office:value="4.741173667">
                <text:p>4.741173667</text:p>
              </table:table-cell>
              <table:table-cell office:value-type="float" office:value="2.056175187">
                <text:p>2.0561751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93374062">
                <text:p>1.793374062</text:p>
              </table:table-cell>
              <table:table-cell office:value-type="float" office:value="0.508608021">
                <text:p>0.508608021</text:p>
              </table:table-cell>
              <table:table-cell office:value-type="float" office:value="2.258008957">
                <text:p>2.2580089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6075796">
                <text:p>0.826075796</text:p>
              </table:table-cell>
              <table:table-cell office:value-type="float" office:value="0.512104128">
                <text:p>0.512104128</text:p>
              </table:table-cell>
              <table:table-cell office:value-type="float" office:value="2.706049708">
                <text:p>2.706049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53443782">
                <text:p>1.653443782</text:p>
              </table:table-cell>
              <table:table-cell office:value-type="float" office:value="0.55893931">
                <text:p>0.55893931</text:p>
              </table:table-cell>
              <table:table-cell office:value-type="float" office:value="2.326270604">
                <text:p>2.3262706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28856477">
                <text:p>1.728856477</text:p>
              </table:table-cell>
              <table:table-cell office:value-type="float" office:value="0.623644315">
                <text:p>0.623644315</text:p>
              </table:table-cell>
              <table:table-cell office:value-type="float" office:value="2.004711368">
                <text:p>2.0047113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1161238">
                <text:p>0.291161238</text:p>
              </table:table-cell>
              <table:table-cell office:value-type="float" office:value="0.804407035">
                <text:p>0.804407035</text:p>
              </table:table-cell>
              <table:table-cell office:value-type="float" office:value="2.459640175">
                <text:p>2.4596401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03375672">
                <text:p>1.203375672</text:p>
              </table:table-cell>
              <table:table-cell office:value-type="float" office:value="0.405333707">
                <text:p>0.405333707</text:p>
              </table:table-cell>
              <table:table-cell office:value-type="float" office:value="2.187424253">
                <text:p>2.187424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56135898">
                <text:p>0.456135898</text:p>
              </table:table-cell>
              <table:table-cell office:value-type="float" office:value="0.480767929">
                <text:p>0.480767929</text:p>
              </table:table-cell>
              <table:table-cell office:value-type="float" office:value="2.020156781">
                <text:p>2.020156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07816102">
                <text:p>-1.407816102</text:p>
              </table:table-cell>
              <table:table-cell office:value-type="float" office:value="2.016081138">
                <text:p>2.016081138</text:p>
              </table:table-cell>
              <table:table-cell office:value-type="float" office:value="1.987234228">
                <text:p>1.987234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77192208">
                <text:p>0.477192208</text:p>
              </table:table-cell>
              <table:table-cell office:value-type="float" office:value="0.766902558">
                <text:p>0.766902558</text:p>
              </table:table-cell>
              <table:table-cell office:value-type="float" office:value="2.24388757">
                <text:p>2.24388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1359025">
                <text:p>0.891359025</text:p>
              </table:table-cell>
              <table:table-cell office:value-type="float" office:value="0.00150395">
                <text:p>0.00150395</text:p>
              </table:table-cell>
              <table:table-cell office:value-type="float" office:value="2.416190721">
                <text:p>2.416190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8892446">
                <text:p>0.208892446</text:p>
              </table:table-cell>
              <table:table-cell office:value-type="float" office:value="0.726875163">
                <text:p>0.726875163</text:p>
              </table:table-cell>
              <table:table-cell office:value-type="float" office:value="2.740393159">
                <text:p>2.7403931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089840877">
                <text:p>-2.089840877</text:p>
              </table:table-cell>
              <table:table-cell office:value-type="float" office:value="5.166583207">
                <text:p>5.166583207</text:p>
              </table:table-cell>
              <table:table-cell office:value-type="float" office:value="2.912758086">
                <text:p>2.9127580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348889900000002">
                <text:p>-0.0348889900000002</text:p>
              </table:table-cell>
              <table:table-cell office:value-type="float" office:value="1.128671637">
                <text:p>1.128671637</text:p>
              </table:table-cell>
              <table:table-cell office:value-type="float" office:value="2.575524745">
                <text:p>2.5755247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9665905">
                <text:p>0.289665905</text:p>
              </table:table-cell>
              <table:table-cell office:value-type="float" office:value="0.708844883">
                <text:p>0.708844883</text:p>
              </table:table-cell>
              <table:table-cell office:value-type="float" office:value="2.621128764">
                <text:p>2.6211287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468251799999986">
                <text:p>0.00468251799999986</text:p>
              </table:table-cell>
              <table:table-cell office:value-type="float" office:value="1.053314395">
                <text:p>1.053314395</text:p>
              </table:table-cell>
              <table:table-cell office:value-type="float" office:value="2.632896655">
                <text:p>2.6328966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84653637">
                <text:p>-1.84653637</text:p>
              </table:table-cell>
              <table:table-cell office:value-type="float" office:value="2.06362594">
                <text:p>2.06362594</text:p>
              </table:table-cell>
              <table:table-cell office:value-type="float" office:value="2.642660062">
                <text:p>2.642660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99012369999999">
                <text:p>0.0999012369999999</text:p>
              </table:table-cell>
              <table:table-cell office:value-type="float" office:value="1.007886924">
                <text:p>1.007886924</text:p>
              </table:table-cell>
              <table:table-cell office:value-type="float" office:value="2.460564095">
                <text:p>2.4605640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9469596">
                <text:p>0.269469596</text:p>
              </table:table-cell>
              <table:table-cell office:value-type="float" office:value="0.610327257">
                <text:p>0.610327257</text:p>
              </table:table-cell>
              <table:table-cell office:value-type="float" office:value="2.220692363">
                <text:p>2.2206923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3172777">
                <text:p>0.473172777</text:p>
              </table:table-cell>
              <table:table-cell office:value-type="float" office:value="0.429550188">
                <text:p>0.429550188</text:p>
              </table:table-cell>
              <table:table-cell office:value-type="float" office:value="2.433434219">
                <text:p>2.433434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95387289">
                <text:p>1.595387289</text:p>
              </table:table-cell>
              <table:table-cell office:value-type="float" office:value="0.006126566">
                <text:p>0.006126566</text:p>
              </table:table-cell>
              <table:table-cell office:value-type="float" office:value="2.023078785">
                <text:p>2.023078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19602312">
                <text:p>0.619602312</text:p>
              </table:table-cell>
              <table:table-cell office:value-type="float" office:value="0.11471577">
                <text:p>0.11471577</text:p>
              </table:table-cell>
              <table:table-cell office:value-type="float" office:value="2.353049086">
                <text:p>2.3530490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74386168">
                <text:p>1.474386168</text:p>
              </table:table-cell>
              <table:table-cell office:value-type="float" office:value="0.506688135">
                <text:p>0.506688135</text:p>
              </table:table-cell>
              <table:table-cell office:value-type="float" office:value="1.894068865">
                <text:p>1.894068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74218755">
                <text:p>1.874218755</text:p>
              </table:table-cell>
              <table:table-cell office:value-type="float" office:value="0.629309688">
                <text:p>0.629309688</text:p>
              </table:table-cell>
              <table:table-cell office:value-type="float" office:value="1.923192837">
                <text:p>1.9231928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94485232">
                <text:p>1.294485232</text:p>
              </table:table-cell>
              <table:table-cell office:value-type="float" office:value="0.80418039">
                <text:p>0.80418039</text:p>
              </table:table-cell>
              <table:table-cell office:value-type="float" office:value="2.605728618">
                <text:p>2.6057286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0783191">
                <text:p>0.340783191</text:p>
              </table:table-cell>
              <table:table-cell office:value-type="float" office:value="0.707812667">
                <text:p>0.707812667</text:p>
              </table:table-cell>
              <table:table-cell office:value-type="float" office:value="2.934025838">
                <text:p>2.9340258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3236957">
                <text:p>0.033236957</text:p>
              </table:table-cell>
              <table:table-cell office:value-type="float" office:value="0.644241426">
                <text:p>0.644241426</text:p>
              </table:table-cell>
              <table:table-cell office:value-type="float" office:value="3.222401809">
                <text:p>3.2224018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8042021">
                <text:p>0.698042021</text:p>
              </table:table-cell>
              <table:table-cell office:value-type="float" office:value="0.43217314">
                <text:p>0.43217314</text:p>
              </table:table-cell>
              <table:table-cell office:value-type="float" office:value="2.758213639">
                <text:p>2.7582136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85481795">
                <text:p>1.085481795</text:p>
              </table:table-cell>
              <table:table-cell office:value-type="float" office:value="0.079399222">
                <text:p>0.079399222</text:p>
              </table:table-cell>
              <table:table-cell office:value-type="float" office:value="2.424203655">
                <text:p>2.424203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